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" svg:font-family="'fira cod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0dd2" officeooo:paragraph-rsid="001b0dd2"/>
    </style:style>
    <style:style style:name="P2" style:family="paragraph" style:parent-style-name="Standard">
      <style:paragraph-properties style:line-height-at-least="0.2291in"/>
      <style:text-properties fo:color="#bbbbbb" style:font-name="fira code" fo:font-size="12pt" fo:font-style="italic" fo:font-weight="normal" fo:background-color="#1c1e26"/>
    </style:style>
    <style:style style:name="P3" style:family="paragraph" style:parent-style-name="Standard">
      <style:text-properties fo:color="#bbbbbb" style:font-name="fira code" fo:font-size="12pt" fo:font-style="italic" fo:font-weight="normal" officeooo:rsid="001b0dd2" officeooo:paragraph-rsid="001b0dd2" fo:background-color="#1c1e26"/>
    </style:style>
    <style:style style:name="P4" style:family="paragraph" style:parent-style-name="Standard">
      <style:paragraph-properties style:line-height-at-least="0.2291in"/>
      <style:text-properties fo:color="#bbbbbb" style:font-name="fira code" fo:font-size="12pt" fo:font-weight="normal" fo:background-color="#1c1e26"/>
    </style:style>
    <style:style style:name="P5" style:family="paragraph" style:parent-style-name="Standard">
      <style:paragraph-properties style:line-height-at-least="0.2291in"/>
      <style:text-properties fo:color="#bbbbbb" fo:background-color="#1c1e26"/>
    </style:style>
    <style:style style:name="P6" style:family="paragraph" style:parent-style-name="Standard">
      <style:paragraph-properties style:line-height-at-least="0.2291in"/>
    </style:style>
    <style:style style:name="P7" style:family="paragraph" style:parent-style-name="Standard">
      <style:paragraph-properties fo:margin-top="0in" fo:margin-bottom="0.1965in" loext:contextual-spacing="false" style:line-height-at-least="0.2291in"/>
    </style:style>
    <style:style style:name="P8" style:family="paragraph" style:parent-style-name="Standard">
      <style:paragraph-properties fo:margin-top="0in" fo:margin-bottom="0.1965in" loext:contextual-spacing="false" style:line-height-at-least="0.2291in"/>
      <style:text-properties fo:color="#bbbbbb" style:font-name="fira code" fo:font-size="12pt" fo:font-weight="normal" fo:background-color="#1c1e26"/>
    </style:style>
    <style:style style:name="T1" style:family="text">
      <style:text-properties style:font-name="fira code" fo:font-size="12pt" fo:font-style="italic" fo:font-weight="normal"/>
    </style:style>
    <style:style style:name="T2" style:family="text">
      <style:text-properties style:font-name="fira code" fo:font-size="12pt" fo:font-weight="normal"/>
    </style:style>
    <style:style style:name="T3" style:family="text">
      <style:text-properties style:font-name="fira code" fo:font-size="12pt" fo:font-weight="bold"/>
    </style:style>
    <style:style style:name="T4" style:family="text">
      <style:text-properties fo:color="#b877db" fo:font-weight="bold"/>
    </style:style>
    <style:style style:name="T5" style:family="text">
      <style:text-properties fo:color="#b877db" style:font-name="fira code" fo:font-size="12pt" fo:font-weight="bold"/>
    </style:style>
    <style:style style:name="T6" style:family="text">
      <style:text-properties fo:color="#fab795"/>
    </style:style>
    <style:style style:name="T7" style:family="text">
      <style:text-properties fo:color="#fab795" style:font-name="fira code" fo:font-size="12pt" fo:font-weight="normal"/>
    </style:style>
    <style:style style:name="T8" style:family="text">
      <style:text-properties fo:color="#25b0bc"/>
    </style:style>
    <style:style style:name="T9" style:family="text">
      <style:text-properties fo:color="#25b0bc" style:font-name="fira code" fo:font-size="12pt" fo:font-weight="normal"/>
    </style:style>
    <style:style style:name="T10" style:family="text">
      <style:text-properties fo:color="#f09483" style:font-name="fira code" fo:font-size="12pt" fo:font-weight="normal"/>
    </style:style>
    <style:style style:name="T11" style:family="text">
      <style:text-properties fo:color="#e95678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IER MAIN.C:</text:p>
      <text:p text:style-name="P1"/>
      <text:p text:style-name="P1"/>
      <text:p text:style-name="P3">/**</text:p>
      <text:p text:style-name="P5"> <text:span text:style-name="T1">* @file main.c</text:span></text:p>
      <text:p text:style-name="P5"> <text:span text:style-name="T1">* @author Duradn Thomas</text:span></text:p>
      <text:p text:style-name="P5"> <text:span text:style-name="T1">* @brief fonction principale avec un menu pour choisir la fonction appele </text:span></text:p>
      <text:p text:style-name="P5"> <text:span text:style-name="T1">* @version 0.1</text:span></text:p>
      <text:p text:style-name="P5"> <text:span text:style-name="T1">* @date 2019-10-14</text:span></text:p>
      <text:p text:style-name="P5"> <text:span text:style-name="T1">* </text:span></text:p>
      <text:p text:style-name="P5"> <text:span text:style-name="T1">* @copyright Copyright (c) 2019</text:span></text:p>
      <text:p text:style-name="P5"> <text:span text:style-name="T1">* </text:span></text:p>
      <text:p text:style-name="P5"> <text:span text:style-name="T1">*/</text:span></text:p>
      <text:p text:style-name="P4"><text:span text:style-name="T4">#include</text:span> <text:span text:style-name="T6">&lt;stdio.h&gt;</text:span></text:p>
      <text:p text:style-name="P4"><text:span text:style-name="T4">#include</text:span> <text:span text:style-name="T6">&lt;stdlib.h&gt;</text:span></text:p>
      <text:p text:style-name="P6"/>
      <text:p text:style-name="P4"><text:span text:style-name="T4">#include</text:span> <text:span text:style-name="T6">"plusGrand.h"</text:span></text:p>
      <text:p text:style-name="P4"><text:span text:style-name="T4">#include</text:span> <text:span text:style-name="T6">"partie2.h"</text:span></text:p>
      <text:p text:style-name="P7"/>
      <text:p text:style-name="P4"><text:span text:style-name="T4">int</text:span> <text:span text:style-name="T8">main</text:span>(){</text:p>
      <text:p text:style-name="P5">    <text:span text:style-name="T9">printf</text:span><text:span text:style-name="T2">(</text:span><text:span text:style-name="T7">"bonhour que puis-je faire pour vous?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1 pour table de multiplication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2 pour le solveur d'equation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3 pour la factoriel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4 pour le sapin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5 pour le rang de la factorielle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6 pour l'ecriture binaire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7 pour le coef binomiale</text:span><text:span text:style-name="T9">\n</text:span><text:span text:style-name="T7">"</text:span><text:span text:style-name="T2">);</text:span></text:p>
      <text:p text:style-name="P5">    <text:span text:style-name="T9">printf</text:span><text:span text:style-name="T2">(</text:span><text:span text:style-name="T7">"8 pour savoir si un nombre est Amstrong</text:span><text:span text:style-name="T9">\n</text:span><text:span text:style-name="T7">"</text:span><text:span text:style-name="T2">);</text:span></text:p>
      <text:p text:style-name="P7"/>
      <text:p text:style-name="P5">    <text:span text:style-name="T5">int</text:span><text:span text:style-name="T2"> rep </text:span><text:span text:style-name="T3">=</text:span><text:span text:style-name="T2"> </text:span><text:span text:style-name="T9">saisiEnier</text:span><text:span text:style-name="T2">();</text:span></text:p>
      <text:p text:style-name="P5">    <text:span text:style-name="T5">int</text:span><text:span text:style-name="T2"> res;</text:span></text:p>
      <text:p text:style-name="P6"/>
      <text:p text:style-name="P5">    <text:span text:style-name="T5">switch</text:span><text:span text:style-name="T2"> (rep)</text:span></text:p>
      <text:p text:style-name="P5">    <text:span text:style-name="T2">{</text:span></text:p>
      <text:p text:style-name="P5">    <text:span text:style-name="T5">case</text:span><text:span text:style-name="T2"> </text:span><text:span text:style-name="T10">1</text:span><text:span text:style-name="T2">:</text:span></text:p>
      <text:p text:style-name="P5">        <text:span text:style-name="T9">printf</text:span><text:span text:style-name="T2">(</text:span><text:span text:style-name="T7">"rentrez un numero </text:span><text:span text:style-name="T9">\n</text:span><text:span text:style-name="T7">"</text:span><text:span text:style-name="T2">);</text:span></text:p>
      <text:p text:style-name="P5">        <text:span text:style-name="T9">tabMultiplication</text:span><text:span text:style-name="T2">(</text:span><text:span text:style-name="T9">saisiEnier</text:span><text:span text:style-name="T2">());</text:span></text:p>
      <text:p text:style-name="P5">        <text:span text:style-name="T5">break</text:span><text:span text:style-name="T2">;</text:span></text:p>
      <text:p text:style-name="P5">    <text:span text:style-name="T5">case</text:span><text:span text:style-name="T2"> </text:span><text:span text:style-name="T10">2</text:span><text:span text:style-name="T2">:</text:span></text:p>
      <text:p text:style-name="P5">        <text:span text:style-name="T9">solEquation</text:span><text:span text:style-name="T2">();</text:span></text:p>
      <text:p text:style-name="P5">        <text:span text:style-name="T5">break</text:span><text:span text:style-name="T2">;</text:span></text:p>
      <text:p text:style-name="P5"><text:soft-page-break/>    <text:span text:style-name="T5">case</text:span><text:span text:style-name="T2"> </text:span><text:span text:style-name="T10">3</text:span><text:span text:style-name="T2">:</text:span></text:p>
      <text:p text:style-name="P5">        <text:span text:style-name="T9">printf</text:span><text:span text:style-name="T2">(</text:span><text:span text:style-name="T7">"rentrez un numero </text:span><text:span text:style-name="T9">\n</text:span><text:span text:style-name="T7">"</text:span><text:span text:style-name="T2">);</text:span></text:p>
      <text:p text:style-name="P5">        <text:span text:style-name="T5">long</text:span><text:span text:style-name="T2"> </text:span><text:span text:style-name="T5">long</text:span><text:span text:style-name="T2"> </text:span><text:span text:style-name="T5">int</text:span><text:span text:style-name="T2"> fac </text:span><text:span text:style-name="T3">=</text:span><text:span text:style-name="T2"> </text:span><text:span text:style-name="T9">factoriel</text:span><text:span text:style-name="T2">(</text:span><text:span text:style-name="T9">saisiEnier</text:span><text:span text:style-name="T2">());</text:span></text:p>
      <text:p text:style-name="P5">        <text:span text:style-name="T9">printf</text:span><text:span text:style-name="T2">(</text:span><text:span text:style-name="T7">"le resultat est : </text:span><text:span text:style-name="T10">%lld</text:span><text:span text:style-name="T9">\n</text:span><text:span text:style-name="T7">"</text:span><text:span text:style-name="T2">,fac);</text:span></text:p>
      <text:p text:style-name="P5">        <text:span text:style-name="T5">break</text:span><text:span text:style-name="T2">;</text:span></text:p>
      <text:p text:style-name="P5">    <text:span text:style-name="T5">case</text:span><text:span text:style-name="T2"> </text:span><text:span text:style-name="T10">4</text:span><text:span text:style-name="T2">:</text:span></text:p>
      <text:p text:style-name="P5">        <text:span text:style-name="T9">printf</text:span><text:span text:style-name="T2">(</text:span><text:span text:style-name="T7">"quel longueur tu veux? </text:span><text:span text:style-name="T9">\n</text:span><text:span text:style-name="T7">"</text:span><text:span text:style-name="T2">);        </text:span></text:p>
      <text:p text:style-name="P5">        <text:span text:style-name="T9">afficheSapin</text:span><text:span text:style-name="T2">(</text:span><text:span text:style-name="T9">saisiEnier</text:span><text:span text:style-name="T2">());</text:span></text:p>
      <text:p text:style-name="P5">        <text:span text:style-name="T5">break</text:span><text:span text:style-name="T2">;</text:span></text:p>
      <text:p text:style-name="P5">    <text:span text:style-name="T5">case</text:span><text:span text:style-name="T2"> </text:span><text:span text:style-name="T10">5</text:span><text:span text:style-name="T2">:</text:span></text:p>
      <text:p text:style-name="P5">        <text:span text:style-name="T9">printf</text:span><text:span text:style-name="T2">(</text:span><text:span text:style-name="T7">"quel rang tu veux? </text:span><text:span text:style-name="T9">\n</text:span><text:span text:style-name="T7">"</text:span><text:span text:style-name="T2">);</text:span></text:p>
      <text:p text:style-name="P5">        <text:span text:style-name="T2">res </text:span><text:span text:style-name="T3">=</text:span><text:span text:style-name="T2"> </text:span><text:span text:style-name="T9">maxFact</text:span><text:span text:style-name="T2">(</text:span><text:span text:style-name="T9">saisiEnier</text:span><text:span text:style-name="T2">());</text:span></text:p>
      <text:p text:style-name="P5">        <text:span text:style-name="T9">printf</text:span><text:span text:style-name="T2">(</text:span><text:span text:style-name="T7">"la reponse est: </text:span><text:span text:style-name="T10">%d</text:span><text:span text:style-name="T9">\n</text:span><text:span text:style-name="T7">"</text:span><text:span text:style-name="T2">,res);</text:span></text:p>
      <text:p text:style-name="P5">        <text:span text:style-name="T5">break</text:span><text:span text:style-name="T2">;</text:span></text:p>
      <text:p text:style-name="P5">    <text:span text:style-name="T5">case</text:span><text:span text:style-name="T2"> </text:span><text:span text:style-name="T10">6</text:span><text:span text:style-name="T2">:</text:span></text:p>
      <text:p text:style-name="P5">        <text:span text:style-name="T9">printf</text:span><text:span text:style-name="T2">(</text:span><text:span text:style-name="T7">"rentre un nombre</text:span><text:span text:style-name="T9">\n</text:span><text:span text:style-name="T7">"</text:span><text:span text:style-name="T2">);</text:span></text:p>
      <text:p text:style-name="P5">        <text:span text:style-name="T9">binaire</text:span><text:span text:style-name="T2">(</text:span><text:span text:style-name="T9">saisiEnier</text:span><text:span text:style-name="T2">());</text:span></text:p>
      <text:p text:style-name="P5">        <text:span text:style-name="T5">break</text:span><text:span text:style-name="T2">;</text:span></text:p>
      <text:p text:style-name="P5">    <text:span text:style-name="T5">case</text:span><text:span text:style-name="T2"> </text:span><text:span text:style-name="T10">7</text:span><text:span text:style-name="T2">:</text:span></text:p>
      <text:p text:style-name="P5">        <text:span text:style-name="T9">printf</text:span><text:span text:style-name="T2">(</text:span><text:span text:style-name="T7">"rentre n: "</text:span><text:span text:style-name="T2">);</text:span></text:p>
      <text:p text:style-name="P5">        <text:span text:style-name="T5">int</text:span><text:span text:style-name="T2"> n </text:span><text:span text:style-name="T3">=</text:span><text:span text:style-name="T2"> </text:span><text:span text:style-name="T9">saisiEnier</text:span><text:span text:style-name="T2">();</text:span></text:p>
      <text:p text:style-name="P5">        <text:span text:style-name="T9">printf</text:span><text:span text:style-name="T2">(</text:span><text:span text:style-name="T7">"rentre p: "</text:span><text:span text:style-name="T2">);</text:span></text:p>
      <text:p text:style-name="P5">        <text:span text:style-name="T5">int</text:span><text:span text:style-name="T2"> p </text:span><text:span text:style-name="T3">=</text:span><text:span text:style-name="T2"> </text:span><text:span text:style-name="T9">saisiEnier</text:span><text:span text:style-name="T2">();</text:span></text:p>
      <text:p text:style-name="P5">        <text:span text:style-name="T2">res </text:span><text:span text:style-name="T3">=</text:span><text:span text:style-name="T2"> </text:span><text:span text:style-name="T9">coefBinomiale</text:span><text:span text:style-name="T2">(n,p);</text:span></text:p>
      <text:p text:style-name="P5">        <text:span text:style-name="T9">printf</text:span><text:span text:style-name="T2">(</text:span><text:span text:style-name="T7">"le resultat est : </text:span><text:span text:style-name="T10">%d</text:span><text:span text:style-name="T7">"</text:span><text:span text:style-name="T2">, res);</text:span></text:p>
      <text:p text:style-name="P5">        <text:span text:style-name="T5">break</text:span><text:span text:style-name="T2">;</text:span></text:p>
      <text:p text:style-name="P5">    <text:span text:style-name="T5">case</text:span><text:span text:style-name="T2"> </text:span><text:span text:style-name="T10">8</text:span><text:span text:style-name="T2">:</text:span></text:p>
      <text:p text:style-name="P5">        <text:span text:style-name="T9">printf</text:span><text:span text:style-name="T2">(</text:span><text:span text:style-name="T7">"rentre un nombre "</text:span><text:span text:style-name="T2">);</text:span></text:p>
      <text:p text:style-name="P5">        <text:span text:style-name="T9">estAmstrong</text:span><text:span text:style-name="T2">(</text:span><text:span text:style-name="T9">saisiEnier</text:span><text:span text:style-name="T2">());</text:span></text:p>
      <text:p text:style-name="P5">        <text:span text:style-name="T5">break</text:span><text:span text:style-name="T2">;</text:span></text:p>
      <text:p text:style-name="P6"/>
      <text:p text:style-name="P5">    <text:span text:style-name="T5">default</text:span><text:span text:style-name="T2">:</text:span></text:p>
      <text:p text:style-name="P5">        <text:span text:style-name="T9">printf</text:span><text:span text:style-name="T2">(</text:span><text:span text:style-name="T7">"deole je n'ai pas ce que vous me demandez</text:span><text:span text:style-name="T9">\n</text:span><text:span text:style-name="T7">"</text:span><text:span text:style-name="T2">);</text:span></text:p>
      <text:p text:style-name="P5">        <text:span text:style-name="T5">break</text:span><text:span text:style-name="T2">;</text:span></text:p>
      <text:p text:style-name="P5">    <text:span text:style-name="T2">}</text:span></text:p>
      <text:p text:style-name="P6"/>
      <text:p text:style-name="P4">}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CHIER partie2.c</text:p>
      <text:p text:style-name="P1"/>
      <text:p text:style-name="P3">/**</text:p>
      <text:p text:style-name="P5"> <text:span text:style-name="T1">* @file partie2.c</text:span></text:p>
      <text:p text:style-name="P5"> <text:span text:style-name="T1">* @author Durand Thomas</text:span></text:p>
      <text:p text:style-name="P5"> <text:span text:style-name="T1">* @brief ensemble des fonction de la 2eme partie du td</text:span></text:p>
      <text:p text:style-name="P5"> <text:span text:style-name="T1">* @version 0.1</text:span></text:p>
      <text:p text:style-name="P5"> <text:span text:style-name="T1">* @date 2019-10-14</text:span></text:p>
      <text:p text:style-name="P5"> <text:span text:style-name="T1">* </text:span></text:p>
      <text:p text:style-name="P5"> <text:span text:style-name="T1">* @copyright Copyright (c) 2019</text:span></text:p>
      <text:p text:style-name="P5"> <text:span text:style-name="T1">* </text:span></text:p>
      <text:p text:style-name="P5"> <text:span text:style-name="T1">*/</text:span></text:p>
      <text:p text:style-name="P4"><text:span text:style-name="T4">#include</text:span> <text:span text:style-name="T6">&lt;stdio.h&gt;</text:span></text:p>
      <text:p text:style-name="P4"><text:span text:style-name="T4">#include</text:span> <text:span text:style-name="T6">&lt;stdlib.h&gt;</text:span></text:p>
      <text:p text:style-name="P6"/>
      <text:p text:style-name="P4"><text:span text:style-name="T4">#include</text:span> <text:span text:style-name="T6">"plusGrand.h"</text:span></text:p>
      <text:p text:style-name="P2">/**</text:p>
      <text:p text:style-name="P5"> <text:span text:style-name="T1">* @brief affiche un jolie sapin de n de longueur</text:span></text:p>
      <text:p text:style-name="P5"> <text:span text:style-name="T1">* </text:span></text:p>
      <text:p text:style-name="P5"> <text:span text:style-name="T1">* @param n </text:span></text:p>
      <text:p text:style-name="P5"> <text:span text:style-name="T1">*/</text:span></text:p>
      <text:p text:style-name="P4"><text:span text:style-name="T4">void</text:span> <text:span text:style-name="T8">afficheSapin</text:span>(<text:span text:style-name="T4">int</text:span> <text:span text:style-name="T11">n</text:span>){</text:p>
      <text:p text:style-name="P5">    <text:span text:style-name="T5">if</text:span><text:span text:style-name="T2"> (n </text:span><text:span text:style-name="T3">&lt;=</text:span><text:span text:style-name="T10">1</text:span><text:span text:style-name="T2">){</text:span></text:p>
      <text:p text:style-name="P5">        <text:span text:style-name="T2">n </text:span><text:span text:style-name="T3">=</text:span><text:span text:style-name="T10">2</text:span><text:span text:style-name="T2">;</text:span></text:p>
      <text:p text:style-name="P5">    <text:span text:style-name="T2">}</text:span></text:p>
      <text:p text:style-name="P5">    <text:span text:style-name="T5">int</text:span><text:span text:style-name="T2"> debut </text:span><text:span text:style-name="T3">=</text:span><text:span text:style-name="T2"> n </text:span><text:span text:style-name="T3">-</text:span><text:span text:style-name="T2"> </text:span><text:span text:style-name="T10">1</text:span><text:span text:style-name="T2">;</text:span></text:p>
      <text:p text:style-name="P5">    <text:span text:style-name="T5">int</text:span><text:span text:style-name="T2"> fin </text:span><text:span text:style-name="T3">=</text:span><text:span text:style-name="T2"> n </text:span><text:span text:style-name="T3">+</text:span><text:span text:style-name="T2"> </text:span><text:span text:style-name="T10">1</text:span><text:span text:style-name="T2">;</text:span></text:p>
      <text:p text:style-name="P5">    </text:p>
      <text:p text:style-name="P5">    <text:span text:style-name="T5">for</text:span><text:span text:style-name="T2"> (</text:span><text:span text:style-name="T5">int</text:span><text:span text:style-name="T2"> i </text:span><text:span text:style-name="T3">=</text:span><text:span text:style-name="T2"> </text:span><text:span text:style-name="T10">0</text:span><text:span text:style-name="T2">; i </text:span><text:span text:style-name="T3">&lt;</text:span><text:span text:style-name="T2"> n; i</text:span><text:span text:style-name="T3">++</text:span><text:span text:style-name="T2">){</text:span></text:p>
      <text:p text:style-name="P5">        <text:span text:style-name="T5">for</text:span><text:span text:style-name="T2"> (</text:span><text:span text:style-name="T5">int</text:span><text:span text:style-name="T2"> j </text:span><text:span text:style-name="T3">=</text:span><text:span text:style-name="T10">0</text:span><text:span text:style-name="T2"> ; j </text:span><text:span text:style-name="T3">&lt;</text:span><text:span text:style-name="T2"> debut; j</text:span><text:span text:style-name="T3">++</text:span><text:span text:style-name="T2"> ){</text:span></text:p>
      <text:p text:style-name="P5">            <text:span text:style-name="T9">printf</text:span><text:span text:style-name="T2">(</text:span><text:span text:style-name="T7">" "</text:span><text:span text:style-name="T2">);</text:span></text:p>
      <text:p text:style-name="P5">        <text:span text:style-name="T2">}</text:span></text:p>
      <text:p text:style-name="P5">        <text:span text:style-name="T5">for</text:span><text:span text:style-name="T2"> (</text:span><text:span text:style-name="T5">int</text:span><text:span text:style-name="T2"> j </text:span><text:span text:style-name="T3">=</text:span><text:span text:style-name="T2"> debut ; j </text:span><text:span text:style-name="T3">&lt;</text:span><text:span text:style-name="T2"> fin</text:span><text:span text:style-name="T3">-</text:span><text:span text:style-name="T10">1</text:span><text:span text:style-name="T2">; j</text:span><text:span text:style-name="T3">++</text:span><text:span text:style-name="T2"> ){</text:span></text:p>
      <text:p text:style-name="P5">            <text:span text:style-name="T9">printf</text:span><text:span text:style-name="T2">(</text:span><text:span text:style-name="T7">"*"</text:span><text:span text:style-name="T2">);</text:span></text:p>
      <text:p text:style-name="P5">        <text:span text:style-name="T2">}</text:span></text:p>
      <text:p text:style-name="P5">        <text:span text:style-name="T5">for</text:span><text:span text:style-name="T2"> (</text:span><text:span text:style-name="T5">int</text:span><text:span text:style-name="T2"> j </text:span><text:span text:style-name="T3">=</text:span><text:span text:style-name="T2"> fin ; j </text:span><text:span text:style-name="T3">&lt;</text:span><text:span text:style-name="T2"> n; j</text:span><text:span text:style-name="T3">++</text:span><text:span text:style-name="T2"> ){</text:span></text:p>
      <text:p text:style-name="P5">            <text:span text:style-name="T9">printf</text:span><text:span text:style-name="T2">(</text:span><text:span text:style-name="T7">" "</text:span><text:span text:style-name="T2">);</text:span></text:p>
      <text:p text:style-name="P5">        <text:span text:style-name="T2">}</text:span></text:p>
      <text:p text:style-name="P5">        <text:span text:style-name="T9">printf</text:span><text:span text:style-name="T2">(</text:span><text:span text:style-name="T7">"</text:span><text:span text:style-name="T9">\n</text:span><text:span text:style-name="T7">"</text:span><text:span text:style-name="T2">);</text:span></text:p>
      <text:p text:style-name="P5">        <text:span text:style-name="T2">debut</text:span><text:span text:style-name="T3">--</text:span><text:span text:style-name="T2">;</text:span></text:p>
      <text:p text:style-name="P5">        <text:span text:style-name="T2">fin</text:span><text:span text:style-name="T3">++</text:span><text:span text:style-name="T2">;</text:span></text:p>
      <text:p text:style-name="P5">    <text:span text:style-name="T2">}</text:span></text:p>
      <text:p text:style-name="P5">    <text:span text:style-name="T2">debut </text:span><text:span text:style-name="T3">=</text:span><text:span text:style-name="T2"> n </text:span><text:span text:style-name="T3">-</text:span><text:span text:style-name="T2"> </text:span><text:span text:style-name="T10">2</text:span><text:span text:style-name="T2">;</text:span></text:p>
      <text:p text:style-name="P5">    <text:span text:style-name="T2">fin </text:span><text:span text:style-name="T3">=</text:span><text:span text:style-name="T2"> n </text:span><text:span text:style-name="T3">+</text:span><text:span text:style-name="T2"> </text:span><text:span text:style-name="T10">2</text:span><text:span text:style-name="T2">;</text:span></text:p>
      <text:p text:style-name="P5"><text:soft-page-break/>    <text:span text:style-name="T5">for</text:span><text:span text:style-name="T2"> (</text:span><text:span text:style-name="T5">int</text:span><text:span text:style-name="T2"> i </text:span><text:span text:style-name="T3">=</text:span><text:span text:style-name="T2"> </text:span><text:span text:style-name="T10">0</text:span><text:span text:style-name="T2">; i </text:span><text:span text:style-name="T3">&lt;</text:span><text:span text:style-name="T2"> </text:span><text:span text:style-name="T10">3</text:span><text:span text:style-name="T2">; i</text:span><text:span text:style-name="T3">++</text:span><text:span text:style-name="T2">)</text:span></text:p>
      <text:p text:style-name="P5">    <text:span text:style-name="T2">{</text:span></text:p>
      <text:p text:style-name="P5">        <text:span text:style-name="T5">for</text:span><text:span text:style-name="T2"> (</text:span><text:span text:style-name="T5">int</text:span><text:span text:style-name="T2"> j </text:span><text:span text:style-name="T3">=</text:span><text:span text:style-name="T10">0</text:span><text:span text:style-name="T2"> ; j </text:span><text:span text:style-name="T3">&lt;</text:span><text:span text:style-name="T2"> debut; j</text:span><text:span text:style-name="T3">++</text:span><text:span text:style-name="T2"> ){</text:span></text:p>
      <text:p text:style-name="P5">            <text:span text:style-name="T9">printf</text:span><text:span text:style-name="T2">(</text:span><text:span text:style-name="T7">" "</text:span><text:span text:style-name="T2">);</text:span></text:p>
      <text:p text:style-name="P5">        <text:span text:style-name="T2">}</text:span></text:p>
      <text:p text:style-name="P5">        <text:span text:style-name="T5">for</text:span><text:span text:style-name="T2"> (</text:span><text:span text:style-name="T5">int</text:span><text:span text:style-name="T2"> j </text:span><text:span text:style-name="T3">=</text:span><text:span text:style-name="T2"> debut ; j </text:span><text:span text:style-name="T3">&lt;</text:span><text:span text:style-name="T2"> fin</text:span><text:span text:style-name="T3">-</text:span><text:span text:style-name="T10">1</text:span><text:span text:style-name="T2">; j</text:span><text:span text:style-name="T3">++</text:span><text:span text:style-name="T2"> ){</text:span></text:p>
      <text:p text:style-name="P5">            <text:span text:style-name="T9">printf</text:span><text:span text:style-name="T2">(</text:span><text:span text:style-name="T7">"@"</text:span><text:span text:style-name="T2">);</text:span></text:p>
      <text:p text:style-name="P5">        <text:span text:style-name="T2">}</text:span></text:p>
      <text:p text:style-name="P5">        <text:span text:style-name="T5">for</text:span><text:span text:style-name="T2"> (</text:span><text:span text:style-name="T5">int</text:span><text:span text:style-name="T2"> j </text:span><text:span text:style-name="T3">=</text:span><text:span text:style-name="T2"> fin ; j </text:span><text:span text:style-name="T3">&lt;</text:span><text:span text:style-name="T2"> n; j</text:span><text:span text:style-name="T3">++</text:span><text:span text:style-name="T2"> ){</text:span></text:p>
      <text:p text:style-name="P5">            <text:span text:style-name="T9">printf</text:span><text:span text:style-name="T2">(</text:span><text:span text:style-name="T7">" "</text:span><text:span text:style-name="T2">);</text:span></text:p>
      <text:p text:style-name="P5">        <text:span text:style-name="T2">}</text:span></text:p>
      <text:p text:style-name="P5">        <text:span text:style-name="T9">printf</text:span><text:span text:style-name="T2">(</text:span><text:span text:style-name="T7">"</text:span><text:span text:style-name="T9">\n</text:span><text:span text:style-name="T7">"</text:span><text:span text:style-name="T2">);</text:span></text:p>
      <text:p text:style-name="P5">    <text:span text:style-name="T2">}</text:span></text:p>
      <text:p text:style-name="P5">    </text:p>
      <text:p text:style-name="P4">}</text:p>
      <text:p text:style-name="P2">/**</text:p>
      <text:p text:style-name="P5"> <text:span text:style-name="T1">* @brief affiche le rang auquel la factoriel est superieur a k</text:span></text:p>
      <text:p text:style-name="P5"> <text:span text:style-name="T1">* </text:span></text:p>
      <text:p text:style-name="P5"> <text:span text:style-name="T1">* @param k </text:span></text:p>
      <text:p text:style-name="P5"> <text:span text:style-name="T1">* @return int </text:span></text:p>
      <text:p text:style-name="P5"> <text:span text:style-name="T1">*/</text:span></text:p>
      <text:p text:style-name="P4"><text:span text:style-name="T4">int</text:span> <text:span text:style-name="T8">maxFact</text:span>(<text:span text:style-name="T4">int</text:span> <text:span text:style-name="T11">k</text:span>){</text:p>
      <text:p text:style-name="P5">    <text:span text:style-name="T5">int</text:span><text:span text:style-name="T2"> facto </text:span><text:span text:style-name="T3">=</text:span><text:span text:style-name="T2"> </text:span><text:span text:style-name="T10">0</text:span><text:span text:style-name="T2">;</text:span></text:p>
      <text:p text:style-name="P5">    <text:span text:style-name="T5">int</text:span><text:span text:style-name="T2"> rang </text:span><text:span text:style-name="T3">=</text:span><text:span text:style-name="T2"> </text:span><text:span text:style-name="T10">0</text:span><text:span text:style-name="T2">;</text:span></text:p>
      <text:p text:style-name="P5">    <text:span text:style-name="T5">do</text:span><text:span text:style-name="T2">{</text:span></text:p>
      <text:p text:style-name="P5">        <text:span text:style-name="T2">rang</text:span><text:span text:style-name="T3">++</text:span><text:span text:style-name="T2">;</text:span></text:p>
      <text:p text:style-name="P5">        <text:span text:style-name="T2">facto </text:span><text:span text:style-name="T3">=</text:span><text:span text:style-name="T2"> </text:span><text:span text:style-name="T9">factoriel</text:span><text:span text:style-name="T2">(rang);</text:span></text:p>
      <text:p text:style-name="P5">    <text:span text:style-name="T2">} </text:span><text:span text:style-name="T5">while</text:span><text:span text:style-name="T2"> (facto </text:span><text:span text:style-name="T3">&lt;</text:span><text:span text:style-name="T2"> k);</text:span></text:p>
      <text:p text:style-name="P5">    <text:span text:style-name="T5">return</text:span><text:span text:style-name="T2"> rang;</text:span></text:p>
      <text:p text:style-name="P4">}</text:p>
      <text:p text:style-name="P2">/**</text:p>
      <text:p text:style-name="P5"> <text:span text:style-name="T1">* @brief affiche l'ecriture binaire d'un nombre</text:span></text:p>
      <text:p text:style-name="P5"> <text:span text:style-name="T1">* </text:span></text:p>
      <text:p text:style-name="P5"> <text:span text:style-name="T1">* @param n </text:span></text:p>
      <text:p text:style-name="P5"> <text:span text:style-name="T1">*/</text:span></text:p>
      <text:p text:style-name="P4"><text:span text:style-name="T4">void</text:span> <text:span text:style-name="T8">binaire</text:span>(<text:span text:style-name="T4">int</text:span> <text:span text:style-name="T11">n</text:span>){</text:p>
      <text:p text:style-name="P5">    <text:span text:style-name="T5">int</text:span><text:span text:style-name="T2"> k;</text:span></text:p>
      <text:p text:style-name="P5">    <text:span text:style-name="T5">for</text:span><text:span text:style-name="T2"> (</text:span><text:span text:style-name="T5">int</text:span><text:span text:style-name="T2"> i </text:span><text:span text:style-name="T3">=</text:span><text:span text:style-name="T2"> </text:span><text:span text:style-name="T10">31</text:span><text:span text:style-name="T2">; i </text:span><text:span text:style-name="T3">&gt;=</text:span><text:span text:style-name="T2"> </text:span><text:span text:style-name="T10">0</text:span><text:span text:style-name="T2">; i</text:span><text:span text:style-name="T3">--</text:span><text:span text:style-name="T2">)</text:span></text:p>
      <text:p text:style-name="P5">    <text:span text:style-name="T2">{</text:span></text:p>
      <text:p text:style-name="P5">        <text:span text:style-name="T2">k </text:span><text:span text:style-name="T3">=</text:span><text:span text:style-name="T2"> n </text:span><text:span text:style-name="T3">&gt;&gt;</text:span><text:span text:style-name="T2"> i; </text:span></text:p>
      <text:p text:style-name="P5">        <text:span text:style-name="T5">if</text:span><text:span text:style-name="T2"> (k </text:span><text:span text:style-name="T3">&amp;</text:span><text:span text:style-name="T2"> </text:span><text:span text:style-name="T10">1</text:span><text:span text:style-name="T2">){</text:span></text:p>
      <text:p text:style-name="P5">            <text:span text:style-name="T9">printf</text:span><text:span text:style-name="T2">(</text:span><text:span text:style-name="T7">"1"</text:span><text:span text:style-name="T2">);</text:span></text:p>
      <text:p text:style-name="P5">        <text:span text:style-name="T2">}</text:span></text:p>
      <text:p text:style-name="P5">        <text:span text:style-name="T5">else</text:span><text:span text:style-name="T2">{</text:span></text:p>
      <text:p text:style-name="P5"><text:soft-page-break/>            <text:span text:style-name="T9">printf</text:span><text:span text:style-name="T2">(</text:span><text:span text:style-name="T7">"0"</text:span><text:span text:style-name="T2">);</text:span></text:p>
      <text:p text:style-name="P5">        <text:span text:style-name="T2">}</text:span></text:p>
      <text:p text:style-name="P5">    <text:span text:style-name="T2">}</text:span></text:p>
      <text:p text:style-name="P5">    <text:span text:style-name="T9">printf</text:span><text:span text:style-name="T2">(</text:span><text:span text:style-name="T7">"</text:span><text:span text:style-name="T9">\n</text:span><text:span text:style-name="T7">"</text:span><text:span text:style-name="T2">);</text:span></text:p>
      <text:p text:style-name="P4">}</text:p>
      <text:p text:style-name="P6"/>
      <text:p text:style-name="P2">/**</text:p>
      <text:p text:style-name="P5"> <text:span text:style-name="T1">* @brief calcule le coefficient binomiale avec n et p</text:span></text:p>
      <text:p text:style-name="P5"> <text:span text:style-name="T1">* </text:span></text:p>
      <text:p text:style-name="P5"> <text:span text:style-name="T1">* @param n </text:span></text:p>
      <text:p text:style-name="P5"> <text:span text:style-name="T1">* @param p </text:span></text:p>
      <text:p text:style-name="P5"> <text:span text:style-name="T1">* @return int </text:span></text:p>
      <text:p text:style-name="P5"> <text:span text:style-name="T1">*/</text:span></text:p>
      <text:p text:style-name="P4"><text:span text:style-name="T4">int</text:span> <text:span text:style-name="T8">coefBinomiale</text:span>(<text:span text:style-name="T4">int</text:span> <text:span text:style-name="T11">n</text:span>,<text:span text:style-name="T4">int</text:span> <text:span text:style-name="T11">p</text:span>){</text:p>
      <text:p text:style-name="P5">    <text:span text:style-name="T5">if</text:span><text:span text:style-name="T2"> (n </text:span><text:span text:style-name="T3">==</text:span><text:span text:style-name="T2"> p </text:span><text:span text:style-name="T5">||</text:span><text:span text:style-name="T2"> n </text:span><text:span text:style-name="T3">&lt;</text:span><text:span text:style-name="T2"> p){</text:span></text:p>
      <text:p text:style-name="P5">        <text:span text:style-name="T5">return</text:span><text:span text:style-name="T2"> </text:span><text:span text:style-name="T10">0</text:span><text:span text:style-name="T2">;</text:span></text:p>
      <text:p text:style-name="P5">    <text:span text:style-name="T2">}</text:span><text:span text:style-name="T5">else</text:span><text:span text:style-name="T2">{    </text:span></text:p>
      <text:p text:style-name="P5">        <text:span text:style-name="T5">int</text:span><text:span text:style-name="T2"> res;</text:span></text:p>
      <text:p text:style-name="P5">        <text:span text:style-name="T2">res </text:span><text:span text:style-name="T3">=</text:span><text:span text:style-name="T2"> </text:span><text:span text:style-name="T9">factoriel</text:span><text:span text:style-name="T2">(n)</text:span><text:span text:style-name="T3">/</text:span><text:span text:style-name="T2">(</text:span><text:span text:style-name="T9">factoriel</text:span><text:span text:style-name="T2">(n</text:span><text:span text:style-name="T3">-</text:span><text:span text:style-name="T2">p)</text:span><text:span text:style-name="T3">*</text:span><text:span text:style-name="T9">factoriel</text:span><text:span text:style-name="T2">(p));</text:span></text:p>
      <text:p text:style-name="P5">        <text:span text:style-name="T5">return</text:span><text:span text:style-name="T2"> res;    </text:span></text:p>
      <text:p text:style-name="P5">    <text:span text:style-name="T2">}</text:span></text:p>
      <text:p text:style-name="P4">}</text:p>
      <text:p text:style-name="P6"/>
      <text:p text:style-name="P2">/**</text:p>
      <text:p text:style-name="P5"> <text:span text:style-name="T1">* @brief verifie si un nombre est Amstrong ou pas </text:span></text:p>
      <text:p text:style-name="P5"> <text:span text:style-name="T1">* @param n </text:span></text:p>
      <text:p text:style-name="P5"> <text:span text:style-name="T1">*/</text:span></text:p>
      <text:p text:style-name="P4"><text:span text:style-name="T4">void</text:span> <text:span text:style-name="T8">estAmstrong</text:span>(<text:span text:style-name="T4">int</text:span> <text:span text:style-name="T11">n</text:span>){</text:p>
      <text:p text:style-name="P6"/>
      <text:p text:style-name="P5">    <text:span text:style-name="T5">int</text:span><text:span text:style-name="T2"> test </text:span><text:span text:style-name="T3">=</text:span><text:span text:style-name="T2"> n;</text:span></text:p>
      <text:p text:style-name="P5">    <text:span text:style-name="T5">int</text:span><text:span text:style-name="T2"> i </text:span><text:span text:style-name="T3">=</text:span><text:span text:style-name="T2"> </text:span><text:span text:style-name="T10">1</text:span><text:span text:style-name="T2">;</text:span></text:p>
      <text:p text:style-name="P5">    <text:span text:style-name="T5">int</text:span><text:span text:style-name="T2"> pos </text:span><text:span text:style-name="T3">=</text:span><text:span text:style-name="T2"> </text:span><text:span text:style-name="T10">0</text:span><text:span text:style-name="T2">;</text:span></text:p>
      <text:p text:style-name="P5">    <text:span text:style-name="T5">int</text:span><text:span text:style-name="T2"> aAjouter;</text:span></text:p>
      <text:p text:style-name="P5">    <text:span text:style-name="T5">int</text:span><text:span text:style-name="T2"> res</text:span><text:span text:style-name="T3">=</text:span><text:span text:style-name="T10">0</text:span><text:span text:style-name="T2">;</text:span></text:p>
      <text:p text:style-name="P6"/>
      <text:p text:style-name="P5">    <text:span text:style-name="T5">while</text:span><text:span text:style-name="T2"> (i </text:span><text:span text:style-name="T3">&lt;</text:span><text:span text:style-name="T2"> n){</text:span></text:p>
      <text:p text:style-name="P5">        <text:span text:style-name="T2">i </text:span><text:span text:style-name="T3">=</text:span><text:span text:style-name="T2"> i </text:span><text:span text:style-name="T3">*</text:span><text:span text:style-name="T2"> </text:span><text:span text:style-name="T10">10</text:span><text:span text:style-name="T2">;</text:span></text:p>
      <text:p text:style-name="P5">    <text:span text:style-name="T2">}</text:span></text:p>
      <text:p text:style-name="P5">    </text:p>
      <text:p text:style-name="P5">    <text:span text:style-name="T5">while</text:span><text:span text:style-name="T2"> (n </text:span><text:span text:style-name="T3">&gt;</text:span><text:span text:style-name="T2"> </text:span><text:span text:style-name="T10">0</text:span><text:span text:style-name="T2">){</text:span></text:p>
      <text:p text:style-name="P5">        <text:span text:style-name="T2">aAjouter </text:span><text:span text:style-name="T3">=</text:span><text:span text:style-name="T2"> n</text:span><text:span text:style-name="T3">/</text:span><text:span text:style-name="T2">i;</text:span></text:p>
      <text:p text:style-name="P5">        <text:span text:style-name="T2">n </text:span><text:span text:style-name="T3">=</text:span><text:span text:style-name="T2"> n </text:span><text:span text:style-name="T3">-</text:span><text:span text:style-name="T2"> (aAjouter</text:span><text:span text:style-name="T3">*</text:span><text:span text:style-name="T2">i);</text:span></text:p>
      <text:p text:style-name="P5">        <text:span text:style-name="T2">res </text:span><text:span text:style-name="T3">+=</text:span><text:span text:style-name="T2"> aAjouter </text:span><text:span text:style-name="T3">*</text:span><text:span text:style-name="T2"> aAjouter </text:span><text:span text:style-name="T3">*</text:span><text:span text:style-name="T2"> aAjouter ;  </text:span></text:p>
      <text:p text:style-name="P5">        <text:span text:style-name="T2">pos</text:span><text:span text:style-name="T3">++</text:span><text:span text:style-name="T2">;</text:span></text:p>
      <text:p text:style-name="P5"><text:soft-page-break/>        <text:span text:style-name="T2">i </text:span><text:span text:style-name="T3">=</text:span><text:span text:style-name="T2"> i </text:span><text:span text:style-name="T3">/</text:span><text:span text:style-name="T2"> </text:span><text:span text:style-name="T10">10</text:span><text:span text:style-name="T2">;</text:span></text:p>
      <text:p text:style-name="P5">    <text:span text:style-name="T2">}</text:span></text:p>
      <text:p text:style-name="P5">    </text:p>
      <text:p text:style-name="P5">    <text:span text:style-name="T5">if</text:span><text:span text:style-name="T2"> (res </text:span><text:span text:style-name="T3">==</text:span><text:span text:style-name="T2"> test){</text:span></text:p>
      <text:p text:style-name="P5">        <text:span text:style-name="T9">printf</text:span><text:span text:style-name="T2">(</text:span><text:span text:style-name="T7">"oui il l'est </text:span><text:span text:style-name="T9">\n</text:span><text:span text:style-name="T7">"</text:span><text:span text:style-name="T2">);</text:span></text:p>
      <text:p text:style-name="P5">    <text:span text:style-name="T2">}</text:span><text:span text:style-name="T5">else</text:span><text:span text:style-name="T2">{</text:span></text:p>
      <text:p text:style-name="P5">        <text:span text:style-name="T9">printf</text:span><text:span text:style-name="T2">(</text:span><text:span text:style-name="T7">"non il ne l'est pas </text:span><text:span text:style-name="T9">\n</text:span><text:span text:style-name="T7">"</text:span><text:span text:style-name="T2">);</text:span></text:p>
      <text:p text:style-name="P5">    <text:span text:style-name="T2">}</text:span></text:p>
      <text:p text:style-name="P4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CHIER PLUSGRAND.C</text:p>
      <text:p text:style-name="P1"/>
      <text:p text:style-name="P3">/**</text:p>
      <text:p text:style-name="P5"> <text:span text:style-name="T1">* @file plusGrand.c</text:span></text:p>
      <text:p text:style-name="P5"> <text:span text:style-name="T1">* @author Durand Thomas</text:span></text:p>
      <text:p text:style-name="P5"> <text:span text:style-name="T1">* @brief ensemble des fonction demande dans la partie 1 du Tp3</text:span></text:p>
      <text:p text:style-name="P5"> <text:span text:style-name="T1">* @version 0.1</text:span></text:p>
      <text:p text:style-name="P5"> <text:span text:style-name="T1">* @date 2019-10-14</text:span></text:p>
      <text:p text:style-name="P5"> <text:span text:style-name="T1">* </text:span></text:p>
      <text:p text:style-name="P5"> <text:span text:style-name="T1">* @copyright Copyright (c) 2019</text:span></text:p>
      <text:p text:style-name="P5"> <text:span text:style-name="T1">* </text:span></text:p>
      <text:p text:style-name="P5"> <text:span text:style-name="T1">*/</text:span></text:p>
      <text:p text:style-name="P4"><text:span text:style-name="T4">#include</text:span> <text:span text:style-name="T6">&lt;stdio.h&gt;</text:span></text:p>
      <text:p text:style-name="P4"><text:span text:style-name="T4">#include</text:span> <text:span text:style-name="T6">&lt;stdlib.h&gt;</text:span></text:p>
      <text:p text:style-name="P6"/>
      <text:p text:style-name="P2">/**</text:p>
      <text:p text:style-name="P5"> <text:span text:style-name="T1">* @brief demande un int a l'utilisateur</text:span></text:p>
      <text:p text:style-name="P5"> <text:span text:style-name="T1">* </text:span></text:p>
      <text:p text:style-name="P5"> <text:span text:style-name="T1">* @return int </text:span></text:p>
      <text:p text:style-name="P5"> <text:span text:style-name="T1">*/</text:span></text:p>
      <text:p text:style-name="P4"><text:span text:style-name="T4">int</text:span> <text:span text:style-name="T8">saisiEnier</text:span>(){</text:p>
      <text:p text:style-name="P5">    <text:span text:style-name="T5">int</text:span><text:span text:style-name="T2"> n,test;</text:span></text:p>
      <text:p text:style-name="P5">    <text:span text:style-name="T2">test </text:span><text:span text:style-name="T3">=</text:span><text:span text:style-name="T2"> </text:span><text:span text:style-name="T9">scanf</text:span><text:span text:style-name="T2">(</text:span><text:span text:style-name="T7">"</text:span><text:span text:style-name="T10">%d</text:span><text:span text:style-name="T7">"</text:span><text:span text:style-name="T2">,</text:span><text:span text:style-name="T3">&amp;</text:span><text:span text:style-name="T2">n);</text:span></text:p>
      <text:p text:style-name="P5">    <text:span text:style-name="T5">if</text:span><text:span text:style-name="T2"> (test </text:span><text:span text:style-name="T3">==</text:span><text:span text:style-name="T2"> </text:span><text:span text:style-name="T10">1</text:span><text:span text:style-name="T2">){</text:span></text:p>
      <text:p text:style-name="P5">        <text:span text:style-name="T5">return</text:span><text:span text:style-name="T2"> n;</text:span></text:p>
      <text:p text:style-name="P5">    <text:span text:style-name="T2">}</text:span><text:span text:style-name="T5">else</text:span><text:span text:style-name="T2">{</text:span></text:p>
      <text:p text:style-name="P5">        <text:span text:style-name="T9">printf</text:span><text:span text:style-name="T2">(</text:span><text:span text:style-name="T7">"rentre un vrai numero stp chef </text:span><text:span text:style-name="T9">\n</text:span><text:span text:style-name="T7">"</text:span><text:span text:style-name="T2">);</text:span></text:p>
      <text:p text:style-name="P5">        <text:span text:style-name="T9">exit</text:span><text:span text:style-name="T2">(EXIT_SUCCESS);</text:span></text:p>
      <text:p text:style-name="P5">    <text:span text:style-name="T2">}</text:span></text:p>
      <text:p text:style-name="P4">}</text:p>
      <text:p text:style-name="P6"/>
      <text:p text:style-name="P2">/**</text:p>
      <text:p text:style-name="P5"> <text:span text:style-name="T1">* @brief affiche la table de multiplication d'un entier demande</text:span></text:p>
      <text:p text:style-name="P5"> <text:span text:style-name="T1">* </text:span></text:p>
      <text:p text:style-name="P5"> <text:span text:style-name="T1">* @param n </text:span></text:p>
      <text:p text:style-name="P5"> <text:span text:style-name="T1">*/</text:span></text:p>
      <text:p text:style-name="P4"><text:span text:style-name="T4">void</text:span> <text:span text:style-name="T8">tabMultiplication</text:span>(<text:span text:style-name="T4">int</text:span> <text:span text:style-name="T11">n</text:span>){</text:p>
      <text:p text:style-name="P5">    <text:span text:style-name="T5">for</text:span><text:span text:style-name="T2"> (</text:span><text:span text:style-name="T5">int</text:span><text:span text:style-name="T2"> i </text:span><text:span text:style-name="T3">=</text:span><text:span text:style-name="T2"> </text:span><text:span text:style-name="T10">1</text:span><text:span text:style-name="T2">; i </text:span><text:span text:style-name="T3">&lt;=</text:span><text:span text:style-name="T2"> </text:span><text:span text:style-name="T10">10</text:span><text:span text:style-name="T2">; i</text:span><text:span text:style-name="T3">++</text:span><text:span text:style-name="T2">)</text:span></text:p>
      <text:p text:style-name="P5">    <text:span text:style-name="T2">{</text:span></text:p>
      <text:p text:style-name="P5">        <text:span text:style-name="T9">printf</text:span><text:span text:style-name="T2">(</text:span><text:span text:style-name="T7">"</text:span><text:span text:style-name="T10">%d</text:span><text:span text:style-name="T7"> * </text:span><text:span text:style-name="T10">%d</text:span><text:span text:style-name="T7"> = </text:span><text:span text:style-name="T10">%d</text:span><text:span text:style-name="T9">\n</text:span><text:span text:style-name="T7">"</text:span><text:span text:style-name="T2">,i,n,i</text:span><text:span text:style-name="T3">*</text:span><text:span text:style-name="T2">n);</text:span></text:p>
      <text:p text:style-name="P5">    <text:span text:style-name="T2">}</text:span></text:p>
      <text:p text:style-name="P4">}</text:p>
      <text:p text:style-name="P6"/>
      <text:p text:style-name="P2">/**</text:p>
      <text:p text:style-name="P5"><text:soft-page-break/> <text:span text:style-name="T1">* @brief solveur d'equation par dicotomie</text:span></text:p>
      <text:p text:style-name="P5"> <text:span text:style-name="T1">* </text:span></text:p>
      <text:p text:style-name="P5"> <text:span text:style-name="T1">*/</text:span></text:p>
      <text:p text:style-name="P4"><text:span text:style-name="T4">void</text:span> <text:span text:style-name="T8">solEquation</text:span>(){</text:p>
      <text:p text:style-name="P5">    <text:span text:style-name="T5">float</text:span><text:span text:style-name="T2"> calcule,x,a,b;</text:span></text:p>
      <text:p text:style-name="P5">    <text:span text:style-name="T2">a </text:span><text:span text:style-name="T3">=</text:span><text:span text:style-name="T2"> </text:span><text:span text:style-name="T3">-</text:span><text:span text:style-name="T10">15</text:span><text:span text:style-name="T2">;</text:span></text:p>
      <text:p text:style-name="P5">    <text:span text:style-name="T2">b </text:span><text:span text:style-name="T3">=</text:span><text:span text:style-name="T2"> </text:span><text:span text:style-name="T3">-</text:span><text:span text:style-name="T10">10</text:span><text:span text:style-name="T2">;</text:span></text:p>
      <text:p text:style-name="P5">    </text:p>
      <text:p text:style-name="P5">    <text:span text:style-name="T5">do</text:span><text:span text:style-name="T2">{    </text:span></text:p>
      <text:p text:style-name="P5">        <text:span text:style-name="T2">x </text:span><text:span text:style-name="T3">=</text:span><text:span text:style-name="T2"> (a </text:span><text:span text:style-name="T3">+</text:span><text:span text:style-name="T2"> b)</text:span><text:span text:style-name="T3">/</text:span><text:span text:style-name="T10">2</text:span><text:span text:style-name="T2">;</text:span></text:p>
      <text:p text:style-name="P5">        <text:span text:style-name="T2">calcule </text:span><text:span text:style-name="T3">=</text:span><text:span text:style-name="T2"> x</text:span><text:span text:style-name="T3">*</text:span><text:span text:style-name="T2">x</text:span><text:span text:style-name="T3">*</text:span><text:span text:style-name="T2">x </text:span><text:span text:style-name="T3">+</text:span><text:span text:style-name="T2"> </text:span><text:span text:style-name="T10">12</text:span><text:span text:style-name="T3">*</text:span><text:span text:style-name="T2">x</text:span><text:span text:style-name="T3">*</text:span><text:span text:style-name="T2">x </text:span><text:span text:style-name="T3">+</text:span><text:span text:style-name="T2"> </text:span><text:span text:style-name="T10">1</text:span><text:span text:style-name="T2">;</text:span></text:p>
      <text:p text:style-name="P5">        <text:span text:style-name="T5">if</text:span><text:span text:style-name="T2"> (calcule </text:span><text:span text:style-name="T3">&lt;=</text:span><text:span text:style-name="T2"> </text:span><text:span text:style-name="T10">0</text:span><text:span text:style-name="T2">){</text:span></text:p>
      <text:p text:style-name="P5">            <text:span text:style-name="T2">a </text:span><text:span text:style-name="T3">=</text:span><text:span text:style-name="T2"> (a</text:span><text:span text:style-name="T3">+</text:span><text:span text:style-name="T2">b)</text:span><text:span text:style-name="T3">/</text:span><text:span text:style-name="T10">2</text:span><text:span text:style-name="T2">;</text:span></text:p>
      <text:p text:style-name="P5">        <text:span text:style-name="T2">}</text:span><text:span text:style-name="T5">else</text:span><text:span text:style-name="T2">{</text:span></text:p>
      <text:p text:style-name="P5">            <text:span text:style-name="T2">b </text:span><text:span text:style-name="T3">=</text:span><text:span text:style-name="T2"> (a</text:span><text:span text:style-name="T3">+</text:span><text:span text:style-name="T2">b)</text:span><text:span text:style-name="T3">/</text:span><text:span text:style-name="T10">2</text:span><text:span text:style-name="T2">;</text:span></text:p>
      <text:p text:style-name="P5">        <text:span text:style-name="T2">}</text:span></text:p>
      <text:p text:style-name="P5">    <text:span text:style-name="T2">} </text:span><text:span text:style-name="T5">while</text:span><text:span text:style-name="T2"> (calcule </text:span><text:span text:style-name="T3">&gt;</text:span><text:span text:style-name="T2"> </text:span><text:span text:style-name="T10">0.00001</text:span><text:span text:style-name="T2"> </text:span><text:span text:style-name="T5">||</text:span><text:span text:style-name="T2"> calcule </text:span><text:span text:style-name="T3">&lt;</text:span><text:span text:style-name="T2"> </text:span><text:span text:style-name="T3">-</text:span><text:span text:style-name="T10">0.00001</text:span><text:span text:style-name="T2">);</text:span></text:p>
      <text:p text:style-name="P5">    <text:span text:style-name="T9">printf</text:span><text:span text:style-name="T2">(</text:span><text:span text:style-name="T7">"[</text:span><text:span text:style-name="T10">%f</text:span><text:span text:style-name="T7">,</text:span><text:span text:style-name="T10">%f</text:span><text:span text:style-name="T7">]</text:span><text:span text:style-name="T9">\n</text:span><text:span text:style-name="T7">"</text:span><text:span text:style-name="T2">,a,b);</text:span></text:p>
      <text:p text:style-name="P4">}</text:p>
      <text:p text:style-name="P2">/**</text:p>
      <text:p text:style-name="P5"> <text:span text:style-name="T1">* @brief fonction factoriel recursive</text:span></text:p>
      <text:p text:style-name="P5"> <text:span text:style-name="T1">* </text:span></text:p>
      <text:p text:style-name="P5"> <text:span text:style-name="T1">* @param n </text:span></text:p>
      <text:p text:style-name="P5"> <text:span text:style-name="T1">* @return int </text:span></text:p>
      <text:p text:style-name="P5"> <text:span text:style-name="T1">*/</text:span></text:p>
      <text:p text:style-name="P4"><text:span text:style-name="T4">long</text:span> <text:span text:style-name="T4">long</text:span> <text:span text:style-name="T4">int</text:span> <text:span text:style-name="T8">factoriel</text:span>(<text:span text:style-name="T4">long</text:span> <text:span text:style-name="T4">long</text:span> <text:span text:style-name="T4">int</text:span> <text:span text:style-name="T11">n</text:span>){</text:p>
      <text:p text:style-name="P5">    <text:span text:style-name="T5">if</text:span><text:span text:style-name="T2"> (n </text:span><text:span text:style-name="T3">==</text:span><text:span text:style-name="T2"> </text:span><text:span text:style-name="T10">0</text:span><text:span text:style-name="T2">){</text:span></text:p>
      <text:p text:style-name="P5">        <text:span text:style-name="T5">return</text:span><text:span text:style-name="T2"> </text:span><text:span text:style-name="T10">1</text:span><text:span text:style-name="T2">;</text:span></text:p>
      <text:p text:style-name="P5">    <text:span text:style-name="T2">}</text:span><text:span text:style-name="T5">else</text:span><text:span text:style-name="T2">{</text:span></text:p>
      <text:p text:style-name="P5">        <text:span text:style-name="T5">return</text:span><text:span text:style-name="T2"> </text:span><text:span text:style-name="T9">factoriel</text:span><text:span text:style-name="T2">(n</text:span><text:span text:style-name="T3">-</text:span><text:span text:style-name="T10">1</text:span><text:span text:style-name="T2">) </text:span><text:span text:style-name="T3">*</text:span><text:span text:style-name="T2"> n;</text:span></text:p>
      <text:p text:style-name="P5">    <text:span text:style-name="T2">}</text:span></text:p>
      <text:p text:style-name="P4">}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" svg:font-family="'fira cod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7:24:49.477492695</meta:creation-date>
    <dc:date>2019-10-21T17:26:21.650993758</dc:date>
    <meta:editing-duration>PT1M38S</meta:editing-duration>
    <meta:editing-cycles>1</meta:editing-cycles>
    <meta:document-statistic meta:table-count="0" meta:image-count="0" meta:object-count="0" meta:page-count="8" meta:paragraph-count="278" meta:word-count="833" meta:character-count="5464" meta:non-whitespace-character-count="3722"/>
    <meta:generator>LibreOffice/6.0.7.3$Linux_X86_64 LibreOffice_project/00m0$Build-3</meta:generator>
  </office:meta>
</office:document-meta>
</file>